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b8" officeooo:paragraph-rsid="001f1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shy/mu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2:28:43.072714801</meta:creation-date>
    <dc:date>2023-08-28T12:29:11.642145502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